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9db" officeooo:paragraph-rsid="000929db"/>
    </style:style>
    <style:style style:name="P2" style:family="paragraph" style:parent-style-name="Standard">
      <style:text-properties officeooo:rsid="000affcb" officeooo:paragraph-rsid="000affcb"/>
    </style:style>
    <style:style style:name="P3" style:family="paragraph" style:parent-style-name="Standard">
      <style:text-properties officeooo:rsid="000affcb" officeooo:paragraph-rsid="000c0389"/>
    </style:style>
    <style:style style:name="P4" style:family="paragraph" style:parent-style-name="Standard">
      <style:text-properties officeooo:rsid="000c0389" officeooo:paragraph-rsid="000c0389"/>
    </style:style>
    <style:style style:name="P5" style:family="paragraph" style:parent-style-name="Standard">
      <style:text-properties fo:font-weight="bold" officeooo:rsid="000c0389" officeooo:paragraph-rsid="000c0389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affcb"/>
    </style:style>
    <style:style style:name="T4" style:family="text">
      <style:text-properties style:text-position="0% 100%" officeooo:rsid="000c0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siguiendo con las factorizaciones, veamos las más comunes comenzando con el <text:s/>factor común </text:p>
      <text:p text:style-name="P1">que como su nombre lo indica es encontrar un factor que todos los términos tengan en común y luego aplicar la propiedad distributiva para expresarlo como un producto, veamos algunos ejemplos </text:p>
      <text:p text:style-name="P1"/>
      <text:p text:style-name="P1"><text:tab/><text:tab/><text:tab/><text:tab/>4x+12 = 4x+4*3</text:p>
      <text:p text:style-name="P1"><text:tab/><text:tab/><text:tab/><text:tab/><text:tab/>=4(x+3)</text:p>
      <text:p text:style-name="P1"/>
      <text:p text:style-name="P1">nótese como en este ejemplo el factor común es un numero y una variable, esto es perfectamente posible, también puede darse el caso que sea solo una variable como en </text:p>
      <text:p text:style-name="P1"/>
      <text:p text:style-name="P1"><text:tab/><text:tab/><text:tab/><text:tab/><text:tab/>3x+xy = x(3+y)</text:p>
      <text:p text:style-name="P1"/>
      <text:p text:style-name="P1">y por supuesto lo más común es una combinación de constantes y variables como en </text:p>
      <text:p text:style-name="P1"/>
      <text:p text:style-name="P1"><text:tab/><text:tab/><text:tab/>6x<text:span text:style-name="T1">3</text:span><text:span text:style-name="T2">y</text:span><text:span text:style-name="T1">3</text:span><text:span text:style-name="T2">+9x</text:span><text:span text:style-name="T1">2</text:span><text:span text:style-name="T2">y</text:span><text:span text:style-name="T1">4</text:span><text:span text:style-name="T2">+18xy</text:span><text:span text:style-name="T1">5</text:span><text:span text:style-name="T2">= (3xy</text:span><text:span text:style-name="T1">3</text:span><text:span text:style-name="T2">)(2x</text:span><text:span text:style-name="T1">2</text:span><text:span text:style-name="T2">)+(3xy</text:span><text:span text:style-name="T1">3</text:span><text:span text:style-name="T2">)(3xy)+(3xy</text:span><text:span text:style-name="T1">3</text:span><text:span text:style-name="T2">)(6y</text:span><text:span text:style-name="T1">2</text:span><text:span text:style-name="T2">)</text:span></text:p>
      <text:p text:style-name="P1"><text:span text:style-name="T2"><text:tab/><text:tab/><text:tab/><text:tab/><text:tab/> <text:s text:c="6"/>= (3xy</text:span><text:span text:style-name="T1">3</text:span><text:span text:style-name="T2">)(2x</text:span><text:span text:style-name="T1">2</text:span><text:span text:style-name="T2">+3xy+6y</text:span><text:span text:style-name="T1">2</text:span><text:span text:style-name="T2">)</text:span></text:p>
      <text:p text:style-name="P1"><text:span text:style-name="T2"/></text:p>
      <text:p text:style-name="P1"><text:span text:style-name="T2">este tipo de factorizacion suele ser muy común pero no es el </text:span><text:span text:style-name="T3">único</text:span><text:span text:style-name="T2"> veamos otro tipo de factorización </text:span><text:span text:style-name="T3">común</text:span><text:span text:style-name="T2"> llamada por agrupación, </text:span><text:span text:style-name="T3">es básicamente aplicar factor común a distintos puntos del polinomio lo que nos lleva en ocasiones a encontrar otros factores comunes por ejemplo</text:span></text:p>
      <text:p text:style-name="P1"><text:span text:style-name="T3"><text:tab/><text:tab/><text:tab/><text:tab/>ax+ay+6x+6y=a(x+y)+6(x+y)</text:span></text:p>
      <text:p text:style-name="P2"><text:span text:style-name="T2">luego tenemos <text:tab/><text:tab/><text:tab/><text:tab/>= (a+6)(x+y)</text:span></text:p>
      <text:p text:style-name="P2"><text:span text:style-name="T2"/></text:p>
      <text:p text:style-name="P2"><text:span text:style-name="T2">otro ejemplo más complejo <text:s text:c="2"/>14m</text:span><text:span text:style-name="T1">5</text:span><text:span text:style-name="T2">+14m</text:span><text:span text:style-name="T1">4</text:span><text:span text:style-name="T2">+7m</text:span><text:span text:style-name="T1">3</text:span><text:span text:style-name="T2">+7m</text:span><text:span text:style-name="T1">2</text:span><text:span text:style-name="T2">= <text:s/>7m</text:span><text:span text:style-name="T1">2</text:span><text:span text:style-name="T2">(2m</text:span><text:span text:style-name="T1">3</text:span><text:span text:style-name="T2">+2m</text:span><text:span text:style-name="T1">2</text:span><text:span text:style-name="T2">+m+1)</text:span></text:p>
      <text:p text:style-name="P2"><text:span text:style-name="T2"><text:tab/><text:tab/><text:tab/><text:tab/><text:tab/><text:tab/><text:tab/>= <text:s/>7m</text:span><text:span text:style-name="T1">2</text:span><text:span text:style-name="T2">(2m</text:span><text:span text:style-name="T1">2</text:span><text:span text:style-name="T2">(m+1)+(m+1))</text:span></text:p>
      <text:p text:style-name="P2"><text:span text:style-name="T2"><text:tab/><text:tab/><text:tab/><text:tab/><text:tab/><text:tab/><text:tab/>= <text:s/>7m</text:span><text:span text:style-name="T1">2</text:span><text:span text:style-name="T2">(2m</text:span><text:span text:style-name="T1">2</text:span><text:span text:style-name="T2">)(m+1)</text:span></text:p>
      <text:p text:style-name="P2"><text:span text:style-name="T2">siguiendo con las factorizaciones comunes tenemos la factorizacion del trinomio con la forma x</text:span><text:span text:style-name="T1">2</text:span><text:span text:style-name="T2">+px+q</text:span></text:p>
      <text:p text:style-name="P2"><text:span text:style-name="T2">nótese que no es un trinomio cuadrado perfect</text:span><text:span text:style-name="T4">o, para factorizarlo tenemos que encontrar dos números llamemos le a y b cuya suma algebraica se igual a p y el producto de estos sea igual a q, una vez con esto se tendría que </text:span></text:p>
      <text:p text:style-name="P3"><text:span text:style-name="T4"><text:tab/><text:tab/><text:tab/><text:tab/></text:span><text:span text:style-name="T2">x</text:span><text:span text:style-name="T1">2</text:span><text:span text:style-name="T2">+px+q</text:span><text:span text:style-name="T4">=(x+a)(x+b)</text:span></text:p>
      <text:p text:style-name="P4"><text:span text:style-name="T2">la clave estar en que a y b son múltiplos de q forzosamente, por lo que es útil identificar primero todos los factores de q es decir todos los números que al dividir q entre ese numero el resultado sea exacto</text:span></text:p>
      <text:p text:style-name="P4"><text:span text:style-name="T2"/></text:p>
      <text:p text:style-name="P5"><text:span text:style-name="T2">AQUI NECESITO PONER EJEMPLOS PERO EN ESTE FORMATO ES MUY COMPLICADO Y BASICAMENTE EXPLICARE LOS DEL LIBRO PAGINA 94 Y 95 LOS PUNTOS A D E Y F EXPLICANDO EL CAMBIO DE VARIABLE EN EL PUNTO E Y QUE NO SIEMPRE ES REDUCIBLE SOBRE LOS ENTEROS EN EL F </text:span></text:p>
      <text:p text:style-name="P1"/>
      <text:p text:style-name="P1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2:21:53.641000000</meta:creation-date>
    <dc:date>2019-05-11T12:53:35.376000000</dc:date>
    <meta:editing-duration>PT9M41S</meta:editing-duration>
    <meta:editing-cycles>1</meta:editing-cycles>
    <meta:document-statistic meta:table-count="0" meta:image-count="0" meta:object-count="0" meta:page-count="1" meta:paragraph-count="21" meta:word-count="309" meta:character-count="1925" meta:non-whitespace-character-count="1564"/>
    <meta:generator>LibreOffice/6.2.2.2$Windows_X86_64 LibreOffice_project/2b840030fec2aae0fd2658d8d4f9548af4e3518d</meta:generator>
  </office:meta>
</office:document-meta>
</file>